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92e285" style:text-align-source="fix" style:repeat-content="false" fo:border="0.06pt solid #000000"/>
      <style:paragraph-properties fo:text-align="center" fo:margin-left="0mm"/>
      <style:text-properties fo:color="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de9a9" fo:border="0.06pt solid #000000"/>
    </style:style>
    <style:style style:name="ce7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8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  <style:text-properties fo:color="#106802" fo:font-weight="bold" style:font-weight-asian="bold" style:font-weight-complex="bold"/>
    </style:style>
    <style:style style:name="ce9" style:family="table-cell" style:parent-style-name="Default">
      <style:table-cell-properties fo:background-color="#92e285" fo:border="0.06pt solid #000000"/>
      <style:text-properties fo:color="#000000"/>
    </style:style>
    <style:style style:name="ce10" style:family="table-cell" style:parent-style-name="Default" style:data-style-name="N1">
      <style:table-cell-properties fo:background-color="#ccf4c6" fo:border="0.06pt solid #000000"/>
    </style:style>
    <style:style style:name="ce11" style:family="table-cell" style:parent-style-name="Default" style:data-style-name="N1">
      <style:table-cell-properties fo:background-color="#fde9a9"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fo:background-color="#fc5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9b91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77.54mm" svg:height="237.99mm" svg:x="274.24mm" svg:y="14.59mm">
            <draw:object draw:notify-on-update-of-ranges="Sheet1.F5:Sheet1.F27 Sheet1.G5:Sheet1.G27 Sheet1.F5:Sheet1.F27 Sheet1.J5:Sheet1.J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G5]-[.$H$28]*[.F5]" office:value-type="float" office:value="165" calcext:value-type="float">
            <text:p>165</text:p>
          </table:table-cell>
          <table:table-cell table:style-name="ce10" table:formula="of:=[.F5]*[.$H$31]+[.$I$31]" office:value-type="float" office:value="159" calcext:value-type="float">
            <text:p>159</text:p>
          </table:table-cell>
          <table:table-cell table:style-name="ce5" table:formula="of:=[.G5]-[.J5]" office:value-type="float" office:value="6" calcext:value-type="float">
            <text:p>6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table:formula="of:=([.G6]-[.G5])/([.F6]-[.F5])" office:value-type="float" office:value="30.4" calcext:value-type="float">
            <text:p>30,4</text:p>
          </table:table-cell>
          <table:table-cell table:formula="of:=[.G6]-[.$H$28]*[.F6]" office:value-type="float" office:value="191.229166666667" calcext:value-type="float">
            <text:p>191,229166666667</text:p>
          </table:table-cell>
          <table:table-cell table:style-name="ce10" table:formula="of:=[.F6]*[.$H$31]+[.$I$31]" office:value-type="float" office:value="284" calcext:value-type="float">
            <text:p>284</text:p>
          </table:table-cell>
          <table:table-cell table:style-name="ce5" table:formula="of:=[.G6]-[.J6]" office:value-type="float" office:value="33" calcext:value-type="float">
            <text:p>33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92" calcext:value-type="float">
            <text:p>392</text:p>
          </table:table-cell>
          <table:table-cell table:formula="of:=([.G7]-[.G6])/([.F7]-[.F6])" office:value-type="float" office:value="15" calcext:value-type="float">
            <text:p>15</text:p>
          </table:table-cell>
          <table:table-cell table:formula="of:=[.G7]-[.$H$28]*[.F7]" office:value-type="float" office:value="140.458333333333" calcext:value-type="float">
            <text:p>140,458333333333</text:p>
          </table:table-cell>
          <table:table-cell table:style-name="ce10" table:formula="of:=[.F7]*[.$H$31]+[.$I$31]" office:value-type="float" office:value="409" calcext:value-type="float">
            <text:p>409</text:p>
          </table:table-cell>
          <table:table-cell table:style-name="ce5" table:formula="of:=[.G7]-[.J7]" office:value-type="float" office:value="-17" calcext:value-type="float">
            <text:p>-17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31" calcext:value-type="float">
            <text:p>531</text:p>
          </table:table-cell>
          <table:table-cell table:formula="of:=([.G8]-[.G7])/([.F8]-[.F7])" office:value-type="float" office:value="27.8" calcext:value-type="float">
            <text:p>27,8</text:p>
          </table:table-cell>
          <table:table-cell table:formula="of:=[.G8]-[.$H$28]*[.F8]" office:value-type="float" office:value="153.6875" calcext:value-type="float">
            <text:p>153,6875</text:p>
          </table:table-cell>
          <table:table-cell table:style-name="ce10" table:formula="of:=[.F8]*[.$H$31]+[.$I$31]" office:value-type="float" office:value="534" calcext:value-type="float">
            <text:p>534</text:p>
          </table:table-cell>
          <table:table-cell table:style-name="ce5" table:formula="of:=[.G8]-[.J8]" office:value-type="float" office:value="-3" calcext:value-type="float">
            <text:p>-3</text:p>
          </table:table-cell>
          <table:table-cell table:style-name="ce5"/>
        </table:table-row>
        <table:table-row table:style-name="ro1">
          <table:table-cell table:number-columns-repeated="5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665" calcext:value-type="float">
            <text:p>665</text:p>
          </table:table-cell>
          <table:table-cell table:style-name="ce6" table:formula="of:=([.G9]-[.G8])/([.F9]-[.F8])" office:value-type="float" office:value="26.8" calcext:value-type="float">
            <text:p>26,8</text:p>
          </table:table-cell>
          <table:table-cell table:style-name="ce6" table:formula="of:=[.G9]-[.$H$28]*[.F9]" office:value-type="float" office:value="161.916666666667" calcext:value-type="float">
            <text:p>161,916666666667</text:p>
          </table:table-cell>
          <table:table-cell table:style-name="ce11" table:formula="of:=[.F9]*[.$H$31]+[.$I$31]" office:value-type="float" office:value="659" calcext:value-type="float">
            <text:p>659</text:p>
          </table:table-cell>
          <table:table-cell table:style-name="ce6" table:formula="of:=[.G9]-[.J9]" office:value-type="float" office:value="6" calcext:value-type="float">
            <text:p>6</text:p>
          </table:table-cell>
          <table:table-cell table:style-name="ce6" table:formula="of:=[.G9]-[.J9]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791" calcext:value-type="float">
            <text:p>791</text:p>
          </table:table-cell>
          <table:table-cell table:style-name="ce6" table:formula="of:=([.G10]-[.G9])/([.F10]-[.F9])" office:value-type="float" office:value="25.2" calcext:value-type="float">
            <text:p>25,2</text:p>
          </table:table-cell>
          <table:table-cell table:style-name="ce6" table:formula="of:=[.G10]-[.$H$28]*[.F10]" office:value-type="float" office:value="162.145833333333" calcext:value-type="float">
            <text:p>162,145833333333</text:p>
          </table:table-cell>
          <table:table-cell table:style-name="ce11" table:formula="of:=[.F10]*[.$H$31]+[.$I$31]" office:value-type="float" office:value="784" calcext:value-type="float">
            <text:p>784</text:p>
          </table:table-cell>
          <table:table-cell table:style-name="ce6" table:formula="of:=[.G10]-[.J10]" office:value-type="float" office:value="7" calcext:value-type="float">
            <text:p>7</text:p>
          </table:table-cell>
          <table:table-cell table:style-name="ce6" table:formula="of:=[.G10]-[.J10]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912" calcext:value-type="float">
            <text:p>912</text:p>
          </table:table-cell>
          <table:table-cell table:style-name="ce6" table:formula="of:=([.G11]-[.G10])/([.F11]-[.F10])" office:value-type="float" office:value="24.2" calcext:value-type="float">
            <text:p>24,2</text:p>
          </table:table-cell>
          <table:table-cell table:style-name="ce6" table:formula="of:=[.G11]-[.$H$28]*[.F11]" office:value-type="float" office:value="157.375" calcext:value-type="float">
            <text:p>157,375</text:p>
          </table:table-cell>
          <table:table-cell table:style-name="ce11" table:formula="of:=[.F11]*[.$H$31]+[.$I$31]" office:value-type="float" office:value="909" calcext:value-type="float">
            <text:p>909</text:p>
          </table:table-cell>
          <table:table-cell table:style-name="ce6" table:formula="of:=[.G11]-[.J11]" office:value-type="float" office:value="3" calcext:value-type="float">
            <text:p>3</text:p>
          </table:table-cell>
          <table:table-cell table:style-name="ce6" table:formula="of:=[.G11]-[.J11]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27" calcext:value-type="float">
            <text:p>1027</text:p>
          </table:table-cell>
          <table:table-cell table:style-name="ce6" table:formula="of:=([.G12]-[.G11])/([.F12]-[.F11])" office:value-type="float" office:value="23" calcext:value-type="float">
            <text:p>23</text:p>
          </table:table-cell>
          <table:table-cell table:style-name="ce6" table:formula="of:=[.G12]-[.$H$28]*[.F12]" office:value-type="float" office:value="146.604166666667" calcext:value-type="float">
            <text:p>146,604166666667</text:p>
          </table:table-cell>
          <table:table-cell table:style-name="ce11" table:formula="of:=[.F12]*[.$H$31]+[.$I$31]" office:value-type="float" office:value="1034" calcext:value-type="float">
            <text:p>1034</text:p>
          </table:table-cell>
          <table:table-cell table:style-name="ce6" table:formula="of:=[.G12]-[.J12]" office:value-type="float" office:value="-7" calcext:value-type="float">
            <text:p>-7</text:p>
          </table:table-cell>
          <table:table-cell table:style-name="ce6" table:formula="of:=[.G12]-[.J12]" office:value-type="float" office:value="-7" calcext:value-type="float">
            <text:p>-7</text:p>
          </table:table-cell>
        </table:table-row>
        <table:table-row table:style-name="ro1">
          <table:table-cell table:number-columns-repeated="5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56" calcext:value-type="float">
            <text:p>1156</text:p>
          </table:table-cell>
          <table:table-cell table:style-name="ce6" table:formula="of:=([.G13]-[.G12])/([.F13]-[.F12])" office:value-type="float" office:value="25.8" calcext:value-type="float">
            <text:p>25,8</text:p>
          </table:table-cell>
          <table:table-cell table:style-name="ce6" table:formula="of:=[.G13]-[.$H$28]*[.F13]" office:value-type="float" office:value="149.833333333333" calcext:value-type="float">
            <text:p>149,833333333333</text:p>
          </table:table-cell>
          <table:table-cell table:style-name="ce11" table:formula="of:=[.F13]*[.$H$31]+[.$I$31]" office:value-type="float" office:value="1159" calcext:value-type="float">
            <text:p>1159</text:p>
          </table:table-cell>
          <table:table-cell table:style-name="ce6" table:formula="of:=[.G13]-[.J13]" office:value-type="float" office:value="-3" calcext:value-type="float">
            <text:p>-3</text:p>
          </table:table-cell>
          <table:table-cell table:style-name="ce6" table:formula="of:=[.G13]-[.J13]" office:value-type="float" office:value="-3" calcext:value-type="float">
            <text:p>-3</text:p>
          </table:table-cell>
        </table:table-row>
        <table:table-row table:style-name="ro1">
          <table:table-cell table:number-columns-repeated="5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1277" calcext:value-type="float">
            <text:p>1277</text:p>
          </table:table-cell>
          <table:table-cell table:style-name="ce6" table:formula="of:=([.G14]-[.G13])/([.F14]-[.F13])" office:value-type="float" office:value="24.2" calcext:value-type="float">
            <text:p>24,2</text:p>
          </table:table-cell>
          <table:table-cell table:style-name="ce6" table:formula="of:=[.G14]-[.$H$28]*[.F14]" office:value-type="float" office:value="145.0625" calcext:value-type="float">
            <text:p>145,0625</text:p>
          </table:table-cell>
          <table:table-cell table:style-name="ce11" table:formula="of:=[.F14]*[.$H$31]+[.$I$31]" office:value-type="float" office:value="1284" calcext:value-type="float">
            <text:p>1284</text:p>
          </table:table-cell>
          <table:table-cell table:style-name="ce6" table:formula="of:=[.G14]-[.J14]" office:value-type="float" office:value="-7" calcext:value-type="float">
            <text:p>-7</text:p>
          </table:table-cell>
          <table:table-cell table:style-name="ce6" table:formula="of:=[.G14]-[.J14]" office:value-type="float" office:value="-7" calcext:value-type="float">
            <text:p>-7</text:p>
          </table:table-cell>
        </table:table-row>
        <table:table-row table:style-name="ro1">
          <table:table-cell table:number-columns-repeated="5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1400" calcext:value-type="float">
            <text:p>1400</text:p>
          </table:table-cell>
          <table:table-cell table:style-name="ce6" table:formula="of:=([.G15]-[.G14])/([.F15]-[.F14])" office:value-type="float" office:value="24.6" calcext:value-type="float">
            <text:p>24,6</text:p>
          </table:table-cell>
          <table:table-cell table:style-name="ce6" table:formula="of:=[.G15]-[.$H$28]*[.F15]" office:value-type="float" office:value="142.291666666667" calcext:value-type="float">
            <text:p>142,291666666667</text:p>
          </table:table-cell>
          <table:table-cell table:style-name="ce11" table:formula="of:=[.F15]*[.$H$31]+[.$I$31]" office:value-type="float" office:value="1409" calcext:value-type="float">
            <text:p>1409</text:p>
          </table:table-cell>
          <table:table-cell table:style-name="ce6" table:formula="of:=[.G15]-[.J15]" office:value-type="float" office:value="-9" calcext:value-type="float">
            <text:p>-9</text:p>
          </table:table-cell>
          <table:table-cell table:style-name="ce6" table:formula="of:=[.G15]-[.J15]" office:value-type="float" office:value="-9" calcext:value-type="float">
            <text:p>-9</text:p>
          </table:table-cell>
        </table:table-row>
        <table:table-row table:style-name="ro1">
          <table:table-cell table:number-columns-repeated="5"/>
          <table:table-cell table:style-name="ce3" office:value-type="float" office:value="55" calcext:value-type="float">
            <text:p>55</text:p>
          </table:table-cell>
          <table:table-cell table:style-name="ce3" office:value-type="float" office:value="1547" calcext:value-type="float">
            <text:p>1547</text:p>
          </table:table-cell>
          <table:table-cell table:style-name="ce6" table:formula="of:=([.G16]-[.G15])/([.F16]-[.F15])" office:value-type="float" office:value="29.4" calcext:value-type="float">
            <text:p>29,4</text:p>
          </table:table-cell>
          <table:table-cell table:style-name="ce6" table:formula="of:=[.G16]-[.$H$28]*[.F16]" office:value-type="float" office:value="163.520833333334" calcext:value-type="float">
            <text:p>163,520833333334</text:p>
          </table:table-cell>
          <table:table-cell table:style-name="ce11" table:formula="of:=[.F16]*[.$H$31]+[.$I$31]" office:value-type="float" office:value="1534" calcext:value-type="float">
            <text:p>1534</text:p>
          </table:table-cell>
          <table:table-cell table:style-name="ce6" table:formula="of:=[.G16]-[.J16]" office:value-type="float" office:value="13" calcext:value-type="float">
            <text:p>13</text:p>
          </table:table-cell>
          <table:table-cell table:style-name="ce6" table:formula="of:=[.G16]-[.J16]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1655" calcext:value-type="float">
            <text:p>1655</text:p>
          </table:table-cell>
          <table:table-cell table:style-name="ce6" table:formula="of:=([.G17]-[.G16])/([.F17]-[.F16])" office:value-type="float" office:value="21.6" calcext:value-type="float">
            <text:p>21,6</text:p>
          </table:table-cell>
          <table:table-cell table:style-name="ce6" table:formula="of:=[.G17]-[.$H$28]*[.F17]" office:value-type="float" office:value="145.75" calcext:value-type="float">
            <text:p>145,75</text:p>
          </table:table-cell>
          <table:table-cell table:style-name="ce11" table:formula="of:=[.F17]*[.$H$31]+[.$I$31]" office:value-type="float" office:value="1659" calcext:value-type="float">
            <text:p>1659</text:p>
          </table:table-cell>
          <table:table-cell table:style-name="ce6" table:formula="of:=[.G17]-[.J17]" office:value-type="float" office:value="-4" calcext:value-type="float">
            <text:p>-4</text:p>
          </table:table-cell>
          <table:table-cell table:style-name="ce6" table:formula="of:=[.G17]-[.J17]" office:value-type="float" office:value="-4" calcext:value-type="float">
            <text:p>-4</text:p>
          </table:table-cell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1779" calcext:value-type="float">
            <text:p>1779</text:p>
          </table:table-cell>
          <table:table-cell table:formula="of:=([.G18]-[.G17])/([.F18]-[.F17])" office:value-type="float" office:value="24.8" calcext:value-type="float">
            <text:p>24,8</text:p>
          </table:table-cell>
          <table:table-cell table:formula="of:=[.G18]-[.$H$28]*[.F18]" office:value-type="float" office:value="143.979166666667" calcext:value-type="float">
            <text:p>143,979166666667</text:p>
          </table:table-cell>
          <table:table-cell table:style-name="ce10" table:formula="of:=[.F18]*[.$H$31]+[.$I$31]" office:value-type="float" office:value="1784" calcext:value-type="float">
            <text:p>1784</text:p>
          </table:table-cell>
          <table:table-cell table:style-name="ce5" table:formula="of:=[.G18]-[.J18]" office:value-type="float" office:value="-5" calcext:value-type="float">
            <text:p>-5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1941" calcext:value-type="float">
            <text:p>1941</text:p>
          </table:table-cell>
          <table:table-cell table:formula="of:=([.G19]-[.G18])/([.F19]-[.F18])" office:value-type="float" office:value="32.4" calcext:value-type="float">
            <text:p>32,4</text:p>
          </table:table-cell>
          <table:table-cell table:formula="of:=[.G19]-[.$H$28]*[.F19]" office:value-type="float" office:value="180.208333333333" calcext:value-type="float">
            <text:p>180,208333333333</text:p>
          </table:table-cell>
          <table:table-cell table:style-name="ce10" table:formula="of:=[.F19]*[.$H$31]+[.$I$31]" office:value-type="float" office:value="1909" calcext:value-type="float">
            <text:p>1909</text:p>
          </table:table-cell>
          <table:table-cell table:style-name="ce5" table:formula="of:=[.G19]-[.J19]" office:value-type="float" office:value="32" calcext:value-type="float">
            <text:p>32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2066" calcext:value-type="float">
            <text:p>2066</text:p>
          </table:table-cell>
          <table:table-cell table:formula="of:=([.G20]-[.G19])/([.F20]-[.F19])" office:value-type="float" office:value="25" calcext:value-type="float">
            <text:p>25</text:p>
          </table:table-cell>
          <table:table-cell table:formula="of:=[.G20]-[.$H$28]*[.F20]" office:value-type="float" office:value="179.4375" calcext:value-type="float">
            <text:p>179,4375</text:p>
          </table:table-cell>
          <table:table-cell table:style-name="ce10" table:formula="of:=[.F20]*[.$H$31]+[.$I$31]" office:value-type="float" office:value="2034" calcext:value-type="float">
            <text:p>2034</text:p>
          </table:table-cell>
          <table:table-cell table:style-name="ce5" table:formula="of:=[.G20]-[.J20]" office:value-type="float" office:value="32" calcext:value-type="float">
            <text:p>32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3"/>
          <table:table-cell table:style-name="ce10" table:formula="of:=[.F21]*[.$H$31]+[.$I$31]" office:value-type="float" office:value="2159" calcext:value-type="float">
            <text:p>2159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3"/>
          <table:table-cell table:style-name="ce10" table:formula="of:=[.F22]*[.$H$31]+[.$I$31]" office:value-type="float" office:value="2284" calcext:value-type="float">
            <text:p>2284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2400" calcext:value-type="float">
            <text:p>2400</text:p>
          </table:table-cell>
          <table:table-cell table:formula="of:=([.G23]-[.G20])/([.F23]-[.F20])" office:value-type="float" office:value="22.2666666666667" calcext:value-type="float">
            <text:p>22,2666666666667</text:p>
          </table:table-cell>
          <table:table-cell table:formula="of:=[.G23]-[.$H$28]*[.F23]" office:value-type="float" office:value="136.125" calcext:value-type="float">
            <text:p>136,125</text:p>
          </table:table-cell>
          <table:table-cell table:style-name="ce10" table:formula="of:=[.F23]*[.$H$31]+[.$I$31]" office:value-type="float" office:value="2409" calcext:value-type="float">
            <text:p>2409</text:p>
          </table:table-cell>
          <table:table-cell table:style-name="ce5" table:formula="of:=[.G23]-[.J23]" office:value-type="float" office:value="-9" calcext:value-type="float">
            <text:p>-9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table:number-columns-repeated="3"/>
          <table:table-cell table:style-name="ce10" table:formula="of:=[.F24]*[.$H$31]+[.$I$31]" office:value-type="float" office:value="2534" calcext:value-type="float">
            <text:p>2534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3"/>
          <table:table-cell table:style-name="ce10" table:formula="of:=[.F25]*[.$H$31]+[.$I$31]" office:value-type="float" office:value="2659" calcext:value-type="float">
            <text:p>2659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table:number-columns-repeated="3"/>
          <table:table-cell table:style-name="ce10" table:formula="of:=[.F26]*[.$H$31]+[.$I$31]" office:value-type="float" office:value="2784" calcext:value-type="float">
            <text:p>2784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3"/>
          <table:table-cell table:style-name="ce10" table:formula="of:=[.F27]*[.$H$31]+[.$I$31]" office:value-type="float" office:value="2909" calcext:value-type="float">
            <text:p>2909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7" table:formula="of:=AVERAGE([.H5:.H27])" office:value-type="float" office:value="25.1541666666667" calcext:value-type="float">
            <text:p>25</text:p>
          </table:table-cell>
          <table:table-cell table:style-name="ce8" table:formula="of:=AVERAGE([.I5:.I27])" office:value-type="float" office:value="156.742647058824" calcext:value-type="float">
            <text:p>15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68" calcext:value-type="float">
            <text:p>68</text:p>
          </table:table-cell>
          <table:table-cell table:style-name="ce14" table:formula="of:=SUM([.L5:.L27])" office:value-type="float" office:value="-1" calcext:value-type="float">
            <text:p>-1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9" calcext:value-type="float">
            <text:p>159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6" calcext:value-type="float">
            <text:p>156</text:p>
          </table:table-cell>
          <table:table-cell table:style-name="ce2"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7" calcext:value-type="float">
            <text:p>157</text:p>
          </table:table-cell>
          <table:table-cell table:style-name="ce2"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8" calcext:value-type="float">
            <text:p>68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1" calcext:value-type="float">
            <text:p>161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-19" calcext:value-type="float">
            <text:p>-1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  <table:table-cell table:style-name="ce2"/>
          <table:table-cell table:number-columns-repeated="4"/>
        </table:table-row>
        <table:table-row table:style-name="ro1">
          <table:table-cell table:number-columns-repeated="7"/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4:41:08.534277524</meta:creation-date>
    <dc:date>2020-08-12T15:15:52.468423337</dc:date>
    <meta:editing-duration>PT34M34S</meta:editing-duration>
    <meta:editing-cycles>21</meta:editing-cycles>
    <meta:generator>LibreOffice/6.0.7.3$Linux_X86_64 LibreOffice_project/00m0$Build-3</meta:generator>
    <meta:document-statistic meta:table-count="1" meta:cell-count="1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876cm" svg:y="11.352cm" style:legend-expansion="high" chart:style-name="ch3"/>
        <chart:plot-area chart:style-name="ch4" table:cell-range-address="Sheet1.F5:Sheet1.G27 Sheet1.J5:Sheet1.J27" svg:x="1.566cm" svg:y="1.867cm" svg:width="22.755cm" svg:height="20.476cm">
          <chartooo:coordinate-region svg:x="2.558cm" svg:y="2.066cm" svg:width="21.483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5">
            <chart:title svg:x="0.451cm" svg:y="12.255cm" chart:style-name="ch8">
              <text:p>#</text:p>
            </chart:title>
            <chart:grid chart:style-name="ch7" chart:class="major"/>
          </chart:axis>
          <chart:series chart:style-name="ch9" chart:values-cell-range-address="Sheet1.G5:Sheet1.G27" chart:class="chart:scatter">
            <chart:domain table:cell-range-address="Sheet1.F5:Sheet1.F27"/>
            <chart:data-point chart:repeated="23"/>
          </chart:series>
          <chart:series chart:style-name="ch10" chart:values-cell-range-address="Sheet1.J5:Sheet1.J27" chart:class="chart:scatte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5:Sheet1.F27</svg:desc>
                </draw:g>
              </table:table-cell>
              <table:table-cell office:value-type="float" office:value="165">
                <text:p>165</text:p>
                <draw:g>
                  <svg:desc>Sheet1.G5:Sheet1.G27</svg:desc>
                </draw:g>
              </table:table-cell>
              <table:table-cell office:value-type="float" office:value="159">
                <text:p>159</text:p>
                <draw:g>
                  <svg:desc>Sheet1.J5:Sheet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17">
                <text:p>31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92">
                <text:p>392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1">
                <text:p>53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665">
                <text:p>66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791">
                <text:p>791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912">
                <text:p>912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27">
                <text:p>1027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6">
                <text:p>1156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277">
                <text:p>1277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00">
                <text:p>1400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547">
                <text:p>1547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655">
                <text:p>1655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779">
                <text:p>177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941">
                <text:p>1941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066">
                <text:p>2066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400">
                <text:p>2400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2909">
                <text:p>2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